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9cm"/>
    </style:style>
    <style:style style:name="co2" style:family="table-column">
      <style:table-column-properties fo:break-before="auto" style:column-width="1.212cm"/>
    </style:style>
    <style:style style:name="co3" style:family="table-column">
      <style:table-column-properties fo:break-before="auto" style:column-width="3.554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Client</text:p>
          </table:table-cell>
          <table:table-cell office:value-type="string">
            <text:p>idProduit</text:p>
          </table:table-cell>
          <table:table-cell office:value-type="string">
            <text:p>dateComande</text:p>
          </table:table-cell>
          <table:table-cell office:value-type="string">
            <text:p>lieuLivraison</text:p>
          </table:table-cell>
          <table:table-cell office:value-type="string">
            <text:p>quantité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010-10-01-14:23.345</text:p>
          </table:table-cell>
          <table:table-cell/>
          <table:table-cell office:value-type="float" office:value="33">
            <text:p>3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2010-10-12-17:03.345</text:p>
          </table:table-cell>
          <table:table-cell office:value-type="string">
            <text:p>qUetigny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2010-11-03-09:02.015</text:p>
          </table:table-cell>
          <table:table-cell office:value-type="string">
            <text:p>GENlis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2011-01-25-18:53.94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011-02-12-13:00.425</text:p>
          </table:table-cell>
          <table:table-cell office:value-type="string">
            <text:p>CHENOVE</text:p>
          </table:table-cell>
          <table:table-cell office:value-type="float" office:value="28">
            <text:p>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22:59:17.90</meta:creation-date>
    <dc:date>2013-11-03T23:06:36.37</dc:date>
    <meta:editing-duration>P0D</meta:editing-duration>
    <meta:editing-cycles>1</meta:editing-cycles>
    <meta:document-statistic meta:table-count="1" meta:cell-count="28" meta:object-count="0"/>
    <meta:generator>LibreOffice/4.0.5.2$Windows_x86 LibreOffice_project/5464147a081647a250913f19c0715bca595af2f</meta:generator>
  </office:meta>
</office:document-meta>
</file>